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c4e6" officeooo:paragraph-rsid="0012c4e6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d7868"/>
    </style:style>
    <style:style style:name="P4" style:family="paragraph" style:parent-style-name="Standard">
      <style:paragraph-properties fo:text-align="center" style:justify-single-word="false"/>
      <style:text-properties officeooo:rsid="000d7868" officeooo:paragraph-rsid="000d7868"/>
    </style:style>
    <style:style style:name="P5" style:family="paragraph" style:parent-style-name="Standard">
      <style:paragraph-properties fo:text-align="start" style:justify-single-word="false"/>
      <style:text-properties officeooo:rsid="000d7868" officeooo:paragraph-rsid="000d7868"/>
    </style:style>
    <style:style style:name="P6" style:family="paragraph" style:parent-style-name="Standard">
      <style:paragraph-properties fo:text-align="start" style:justify-single-word="false"/>
      <style:text-properties officeooo:paragraph-rsid="0012c4e6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0d7868" officeooo:paragraph-rsid="000d786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officeooo:rsid="00115c17" officeooo:paragraph-rsid="00115c17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012c4e6" officeooo:paragraph-rsid="0012c4e6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d7868" officeooo:paragraph-rsid="000d786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e8961" officeooo:paragraph-rsid="000e896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e8961" officeooo:paragraph-rsid="00115c1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0e8961" officeooo:paragraph-rsid="000e8961"/>
    </style:style>
    <style:style style:name="P14" style:family="paragraph" style:parent-style-name="Standard">
      <style:text-properties officeooo:rsid="0012c4e6" officeooo:paragraph-rsid="0012c4e6"/>
    </style:style>
    <style:style style:name="T1" style:family="text">
      <style:text-properties fo:font-size="18pt" style:font-size-asian="18pt"/>
    </style:style>
    <style:style style:name="T2" style:family="text">
      <style:text-properties fo:font-size="18pt" officeooo:rsid="000d7868" style:font-size-asian="18pt"/>
    </style:style>
    <style:style style:name="T3" style:family="text">
      <style:text-properties officeooo:rsid="000e8961"/>
    </style:style>
    <style:style style:name="T4" style:family="text">
      <style:text-properties officeooo:rsid="001084df"/>
    </style:style>
    <style:style style:name="T5" style:family="text">
      <style:text-properties officeooo:rsid="00115c17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0e896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228b22" style:font-name="lucidatypewriter" fo:font-size="10pt" officeooo:rsid="0012c4e6" style:font-size-asian="10pt"/>
    </style:style>
    <style:style style:name="T10" style:family="text">
      <style:text-properties fo:color="#228b22" style:font-name="lucidatypewriter" fo:font-size="10pt" fo:font-style="italic" fo:font-weight="bold" officeooo:rsid="0012c4e6" style:font-size-asian="10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28b22" style:font-name="lucidatypewriter" fo:font-size="10pt" fo:font-style="italic" fo:font-weight="bold" style:font-size-asian="10pt" style:font-style-asian="italic" style:font-weight-asian="bold" style:font-style-complex="italic" style:font-weight-complex="bold"/>
    </style:style>
    <style:style style:name="T12" style:family="text">
      <style:text-properties fo:color="#000000" style:font-name="lucidatypewriter" fo:font-size="10pt" style:font-size-asian="10pt"/>
    </style:style>
    <style:style style:name="T13" style:family="text">
      <style:text-properties fo:color="#000000" style:font-name="lucidatypewriter" fo:font-size="10pt" fo:font-weight="normal" style:font-size-asian="10pt" style:font-weight-asian="normal" style:font-weight-complex="normal"/>
    </style:style>
    <style:style style:name="T14" style:family="text">
      <style:text-properties fo:color="#a020f0" style:font-name="lucidatypewriter" fo:font-size="10pt" style:font-size-asian="10pt"/>
    </style:style>
    <style:style style:name="T15" style:family="text">
      <style:text-properties style:font-name="lucidatypewrit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ECIM NMR Data polishing workflow </text:span></text:p>
      <text:p text:style-name="P4"><text:span text:style-name="T1">in MATLAB</text:span></text:p>
      <text:p text:style-name="P4"><text:span text:style-name="T1">USER GUIDE for Version 1.0</text:span></text:p>
      <text:p text:style-name="P4"/>
      <text:p text:style-name="P4"/>
      <text:p text:style-name="P4"/>
      <text:p text:style-name="P7"><text:span text:style-name="T3">Preliminary </text:span>Step<text:span text:style-name="T3">s</text:span>:</text:p>
      <text:p text:style-name="P7"/>
      <text:p text:style-name="P5"><text:span text:style-name="T3">1) </text:span>Clone the MATLABworkflow from secim's git repository. To do that make sure Git is installed in your system, execute the following command on the command line:</text:p>
      <text:p text:style-name="P5"/>
      <text:p text:style-name="P5">&gt;&gt;&gt; cd “where ever you'd like to deposit the MATLAB workflow”</text:p>
      <text:p text:style-name="P5">&gt;&gt;&gt; git clone <text:a xlink:type="simple" xlink:href="mailto:secim@git.hpc.ufl.edu">secim@git.hpc.ufl.edu</text:a>:MATLABworkflow.<text:span text:style-name="T3">git</text:span></text:p>
      <text:p text:style-name="P5">&gt;&gt;&gt; cd MATLABworkflow</text:p>
      <text:p text:style-name="P5"/>
      <text:p text:style-name="P13">and make sure you have a v1 folder inside and a projectExample folder in there.</text:p>
      <text:p text:style-name="P7"/>
      <text:p text:style-name="P10"><text:span text:style-name="T3">2) </text:span>Run M<text:span text:style-name="T3">ATLAB</text:span>. Under the “home” tab, in the environment section, click on the “Set Path”. <text:span text:style-name="T3">Click on “Add folder”. Then browse to the MATLABworkflow, choose v1 folder and hit save.</text:span></text:p>
      <text:p text:style-name="P10"/>
      <text:p text:style-name="P11">3) Next, click on “open” again under “home” tab. Choose “secim_workflow_GUI.m” in v1 folder.</text:p>
      <text:p text:style-name="P11"/>
      <text:p text:style-name="P12">4) <text:span text:style-name="T4">open up the “path_for_ft_files.csv” file which contains two columns dir and filename. Edit it to have it point to the ft files you'd like to analyze.</text:span></text:p>
      <text:p text:style-name="P12"/>
      <text:p text:style-name="P12"><text:span text:style-name="T5">In the projectExample folder there is a test set called proton_ft you could use.</text:span></text:p>
      <text:p text:style-name="P12"/>
      <text:p text:style-name="P12"><text:span text:style-name="T5">Ideally you would want to have a project folder somewhere and have this <text:s/>“path_for_ft_files.csv” in it and set the path as your working directory in MATLAB so that all the parameters and associated files gets saved in there.</text:span></text:p>
      <text:p text:style-name="P12"/>
      <text:p text:style-name="P8">Workflow:</text:p>
      <text:p text:style-name="P8"/>
      <text:p text:style-name="P8"><text:span text:style-name="T6">Execute (control+Enter while you are on the line) the</text:span> <text:span text:style-name="T7">secim_workflow_GUI.m </text:span><text:span text:style-name="T6">step by step.</text:span></text:p>
      <text:p text:style-name="P9"/>
      <text:p text:style-name="P6"><text:span text:style-name="T10">1)loading a template of parameter table and </text:span><text:span text:style-name="T11">setting up our parameters table</text:span></text:p>
      <text:p text:style-name="P6"><text:span text:style-name="T11"/></text:p>
      <text:p text:style-name="P6"><text:span text:style-name="T10">2)</text:span><text:span text:style-name="T11">loading all ft files based on their path</text:span></text:p>
      <text:p text:style-name="Standard"><text:span text:style-name="T12">loadStudyFTdata(</text:span><text:span text:style-name="T14">'path_for_ft_files.csv'</text:span><text:span text:style-name="T12">);</text:span></text:p>
      <text:p text:style-name="Standard"/>
      <text:p text:style-name="P14"><text:span text:style-name="T12">if you create a different file with a different name, do not forget to modify the above line accordingly (change the name of <text:s/>path_for_ft_files.csv to the other file name you have created.)</text:span></text:p>
      <text:p text:style-name="Text_20_body"/>
      <text:p text:style-name="P2"><text:span text:style-name="T8">3</text:span><text:span text:style-name="T9">) F</text:span><text:span text:style-name="T8">inding region for referencing GUI</text:span></text:p>
      <text:p text:style-name="P1"><text:span text:style-name="T13">This GUI helps you to choose a range that contains the peak for internal standard for all samples to <text:s/>be used in the next step where you reference all spectra.</text:span><text:span text:style-name="T8"> </text:span></text:p>
      <text:p text:style-name="P9"><text:soft-page-break/></text:p>
      <text:p text:style-name="P9"><text:span text:style-name="T6">You would only need to choose appropriate parameters inside GUIs and and at the end your parameter table is saved as “chosen_workflow_parameters.csv” along with the polished files in your working direc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20:39:16.054079456</meta:creation-date>
    <dc:date>2014-11-12T23:13:20.271340539</dc:date>
    <meta:editing-duration>PT2H20M5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23" meta:word-count="332" meta:character-count="2036" meta:non-whitespace-character-count="1722"/>
  </office:meta>
</office:document-meta>
</file>